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655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0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  <style:style style:name="ce4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36">
      <style:text-properties style:font-name="Liberation Serif" fo:font-weight="bold" style:font-name-asian="DejaVu Sans" style:font-weight-asian="bold" style:font-name-complex="Noto Sans Arabic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erif" fo:font-weight="bold" style:font-name-asian="DejaVu Sans" style:font-weight-asian="bold" style:font-name-complex="Noto Sans Arabic" style:font-weight-complex="bold"/>
    </style:style>
    <style:style style:name="ce11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30"/>
    <style:style style:name="gr1" style:family="graphic" style:parent-style-name="Default">
      <style:graphic-properties draw:stroke="none" svg:stroke-color="#000000" draw:fill="solid" draw:fill-color="#77bc65" fo:min-height="3.3575in" loext:decorative="false"/>
      <style:paragraph-properties style:writing-mode="lr-tb" fo:text-align="start" style:text-autospace="none" style:line-break="normal"/>
      <style:text-properties fo:background-color="#ffbf00"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77bc65"/>
      <style:paragraph-properties fo:text-align="start" style:text-autospace="none" style:line-break="normal"/>
      <style:text-properties fo:background-color="#ffbf00" fo:hyphenate="false"/>
    </style:style>
    <style:style style:name="T1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mployee" table:style-name="ta1">
        <table:shapes>
          <draw:frame draw:z-index="0" draw:name="Text Frame 1" draw:style-name="gr1" draw:text-style-name="P2" svg:width="8.8701in" svg:height="3.8488in" svg:x="1.0209in" svg:y="2.6937in">
            <draw:text-box>
              <text:p text:style-name="P1"><text:span text:style-name="T1">Select DOB column → Go to Data → <text:s/>Text to Columns </text:span></text:p>
              <text:p text:style-name="P1"><text:span text:style-name="T1"><text:s text:c="4"/></text:span></text:p>
              <text:p text:style-name="P1"><text:span text:style-name="T1">A window will pop up. Click on the column header inside the preview </text:span><text:span text:style-name="T1">box at the bottom.</text:span></text:p>
              <text:p text:style-name="P1"><text:span text:style-name="T1">Change the Column type dropdown from "Standard" to Date (DMY).</text:span></text:p>
              <text:p text:style-name="P1"><text:span text:style-name="T1">Click OK. This forces Calc to convert those "text" dates into real </text:span><text:span text:style-name="T1">numerical dates.</text:span></text:p>
              <text:p text:style-name="P1"><text:span text:style-name="T1"/></text:p>
              <text:p text:style-name="P1"><text:span text:style-name="T1"><text:s text:c="2"/></text:span><text:span text:style-name="T1">For Date of Birth: Highlight the DOB column → Right-click→ Format </text:span><text:span text:style-name="T1">Cells → Date → Pick a format (e.g., 31/12/1999).</text:span></text:p>
              <text:p text:style-name="P1"><text:span text:style-name="T1"/></text:p>
              <text:p text:style-name="P1"><text:span text:style-name="T1"><text:s text:c="2"/></text:span><text:span text:style-name="T1">For Total Salary: Highlight the Salary column → <text:s/>Right-click → Format </text:span><text:span text:style-name="T1">Cells → <text:s/>Currency → Set to INR (₹).</text:span></text:p>
              <text:p text:style-name="P1"><text:span text:style-name="T1"/></text:p>
              <text:p text:style-name="P1"><text:span text:style-name="T1"><text:s text:c="2"/></text:span><text:span text:style-name="T1">In cell F1, type Age. In cell F2, use this formula: =YEARS(C2, </text:span><text:span text:style-name="T1">TODAY(), 0)</text:span></text:p>
              <text:p text:style-name="P1"><text:span text:style-name="T1"><text:s text:c="2"/></text:span><text:span text:style-name="T1">In cell G1, type Income Tax. In cell G2, paste this (assuming E2 is the </text:span><text:span text:style-name="T1">Total Salary):</text:span></text:p>
              <text:p text:style-name="P1"><text:span text:style-name="T1"/></text:p>
              <text:p text:style-name="P1"><text:span text:style-name="T1"><text:s text:c="3"/></text:span><text:span text:style-name="T1">=IF(E2&lt;=400000,0,IF(E2&lt;=800000,(E2-</text:span><text:span text:style-name="T1">400000)*0.05,IF(E2&lt;=1200000,20000+(E2-</text:span><text:span text:style-name="T1">800000)*0.1,IF(E2&lt;=1600000,60000+(E2-</text:span><text:span text:style-name="T1">1200000)*0.15,IF(E2&lt;=2000000,120000+(E2-</text:span><text:span text:style-name="T1">1600000)*0.2,IF(E2&lt;=2400000,200000+(E2-2000000)*0.25,300000+</text:span><text:span text:style-name="T1">(E2-2400000)*0.3))))))</text:span></text:p>
              <text:p text:style-name="P1"><text:span text:style-name="T1"/></text:p>
              <text:p text:style-name="P1"><text:span text:style-name="T1"/></text:p>
              <text:p text:style-name="P1"><text:span text:style-name="T1">In cell H1, type Net Salary. In cell H2, enter: =E2 – G2</text:span></text:p>
              <text:p text:style-name="P1"><text:span text:style-name="T1"/></text:p>
              <text:p text:style-name="P1"><text:span text:style-name="T1">Female Tax Payers <text:s text:c="2"/>=COUNTIFS(D2:D11, "Female", G2:G11, "&gt;0")</text:span></text:p>
              <text:p text:style-name="P1"><text:span text:style-name="T1">Exempted Males <text:s text:c="4"/>=COUNTIFS(D2:D11, "Male", G2:G11, "0")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l. No.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Date of Birth</text:p>
          </table:table-cell>
          <table:table-cell table:style-name="ce1" office:value-type="string" calcext:value-type="string">
            <text:p>Gender</text:p>
          </table:table-cell>
          <table:table-cell table:style-name="ce11" office:value-type="string" calcext:value-type="string">
            <text:p>Total Salary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Income Tax</text:p>
          </table:table-cell>
          <table:table-cell office:value-type="string" calcext:value-type="string">
            <text:p>Net Salary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arav Sharma</text:p>
          </table:table-cell>
          <table:table-cell table:style-name="ce5" office:value-type="date" office:date-value="1985-05-15" calcext:value-type="date">
            <text:p>05/15/1985</text:p>
          </table:table-cell>
          <table:table-cell table:style-name="ce2" office:value-type="string" calcext:value-type="string">
            <text:p>Male</text:p>
          </table:table-cell>
          <table:table-cell table:style-name="ce12" office:value-type="currency" office:currency="INR" office:value="350000" calcext:value-type="currency">
            <text:p>₹350,000.00</text:p>
          </table:table-cell>
          <table:table-cell/>
          <table:table-cell table:formula="of:=ORG.OPENOFFICE.YEARS([.C2];TODAY();0)" office:value-type="float" office:value="40" calcext:value-type="float">
            <text:p>40</text:p>
          </table:table-cell>
          <table:table-cell table:style-name="ce3" table:formula="of:=IF([.E2]&lt;=400000;0;&#10;IF([.E2]&lt;=800000;([.E2]-400000)*0.05;&#10;IF([.E2]&lt;=1200000;20000+([.E2]-800000)*0.1;&#10;IF([.E2]&lt;=1600000;60000+([.E2]-1200000)*0.15;&#10;IF([.E2]&lt;=2000000;120000+([.E2]-1600000)*0.2;&#10;IF([.E2]&lt;=2400000;200000+([.E2]-2000000)*0.25;300000+([.E2]-2400000)*0.3))))))" office:value-type="float" office:value="0" calcext:value-type="float">
            <text:p>0</text:p>
          </table:table-cell>
          <table:table-cell table:style-name="ce13" table:formula="of:=[.E2]-[.H2]" office:value-type="currency" office:currency="INR" office:value="350000" calcext:value-type="currency">
            <text:p>₹350,000.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ya Nair</text:p>
          </table:table-cell>
          <table:table-cell table:style-name="ce5" office:value-type="date" office:date-value="1992-10-22" calcext:value-type="date">
            <text:p>10/22/1992</text:p>
          </table:table-cell>
          <table:table-cell table:style-name="ce2" office:value-type="string" calcext:value-type="string">
            <text:p>Female</text:p>
          </table:table-cell>
          <table:table-cell table:style-name="ce12" office:value-type="currency" office:currency="INR" office:value="650000" calcext:value-type="currency">
            <text:p>₹650,000.00</text:p>
          </table:table-cell>
          <table:table-cell/>
          <table:table-cell table:formula="of:=ORG.OPENOFFICE.YEARS([.C3];TODAY();0)" office:value-type="float" office:value="33" calcext:value-type="float">
            <text:p>33</text:p>
          </table:table-cell>
          <table:table-cell table:style-name="ce3" table:formula="of:=IF([.E3]&lt;=400000;0;&#10;IF([.E3]&lt;=800000;([.E3]-400000)*0.05;&#10;IF([.E3]&lt;=1200000;20000+([.E3]-800000)*0.1;&#10;IF([.E3]&lt;=1600000;60000+([.E3]-1200000)*0.15;&#10;IF([.E3]&lt;=2000000;120000+([.E3]-1600000)*0.2;&#10;IF([.E3]&lt;=2400000;200000+([.E3]-2000000)*0.25;300000+([.E3]-2400000)*0.3))))))" office:value-type="float" office:value="12500" calcext:value-type="float">
            <text:p>12500</text:p>
          </table:table-cell>
          <table:table-cell table:style-name="ce13" table:formula="of:=[.E3]-[.H3]" office:value-type="currency" office:currency="INR" office:value="637500" calcext:value-type="currency">
            <text:p>₹637,500.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hul Verma</text:p>
          </table:table-cell>
          <table:table-cell table:style-name="ce5" office:value-type="date" office:date-value="1978-01-10" calcext:value-type="date">
            <text:p>01/10/1978</text:p>
          </table:table-cell>
          <table:table-cell table:style-name="ce2" office:value-type="string" calcext:value-type="string">
            <text:p>Male</text:p>
          </table:table-cell>
          <table:table-cell table:style-name="ce12" office:value-type="currency" office:currency="INR" office:value="1100000" calcext:value-type="currency">
            <text:p>₹1,100,000.00</text:p>
          </table:table-cell>
          <table:table-cell/>
          <table:table-cell table:formula="of:=ORG.OPENOFFICE.YEARS([.C4];TODAY();0)" office:value-type="float" office:value="48" calcext:value-type="float">
            <text:p>48</text:p>
          </table:table-cell>
          <table:table-cell table:style-name="ce3" table:formula="of:=IF([.E4]&lt;=400000;0;&#10;IF([.E4]&lt;=800000;([.E4]-400000)*0.05;&#10;IF([.E4]&lt;=1200000;20000+([.E4]-800000)*0.1;&#10;IF([.E4]&lt;=1600000;60000+([.E4]-1200000)*0.15;&#10;IF([.E4]&lt;=2000000;120000+([.E4]-1600000)*0.2;&#10;IF([.E4]&lt;=2400000;200000+([.E4]-2000000)*0.25;300000+([.E4]-2400000)*0.3))))))" office:value-type="float" office:value="50000" calcext:value-type="float">
            <text:p>50000</text:p>
          </table:table-cell>
          <table:table-cell table:style-name="ce13" table:formula="of:=[.E4]-[.H4]" office:value-type="currency" office:currency="INR" office:value="1050000" calcext:value-type="currency">
            <text:p>₹1,050,000.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nanya Iyer</text:p>
          </table:table-cell>
          <table:table-cell table:style-name="ce5" office:value-type="date" office:date-value="1995-03-05" calcext:value-type="date">
            <text:p>03/05/1995</text:p>
          </table:table-cell>
          <table:table-cell table:style-name="ce2" office:value-type="string" calcext:value-type="string">
            <text:p>Female</text:p>
          </table:table-cell>
          <table:table-cell table:style-name="ce12" office:value-type="currency" office:currency="INR" office:value="1500000" calcext:value-type="currency">
            <text:p>₹1,500,000.00</text:p>
          </table:table-cell>
          <table:table-cell/>
          <table:table-cell table:formula="of:=ORG.OPENOFFICE.YEARS([.C5];TODAY();0)" office:value-type="float" office:value="31" calcext:value-type="float">
            <text:p>31</text:p>
          </table:table-cell>
          <table:table-cell table:style-name="ce3" table:formula="of:=IF([.E5]&lt;=400000;0;&#10;IF([.E5]&lt;=800000;([.E5]-400000)*0.05;&#10;IF([.E5]&lt;=1200000;20000+([.E5]-800000)*0.1;&#10;IF([.E5]&lt;=1600000;60000+([.E5]-1200000)*0.15;&#10;IF([.E5]&lt;=2000000;120000+([.E5]-1600000)*0.2;&#10;IF([.E5]&lt;=2400000;200000+([.E5]-2000000)*0.25;300000+([.E5]-2400000)*0.3))))))" office:value-type="float" office:value="105000" calcext:value-type="float">
            <text:p>105000</text:p>
          </table:table-cell>
          <table:table-cell table:style-name="ce13" table:formula="of:=[.E5]-[.H5]" office:value-type="currency" office:currency="INR" office:value="1395000" calcext:value-type="currency">
            <text:p>₹1,395,000.0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ikram Singh</text:p>
          </table:table-cell>
          <table:table-cell table:style-name="ce5" office:value-type="date" office:date-value="1982-08-30" calcext:value-type="date">
            <text:p>08/30/1982</text:p>
          </table:table-cell>
          <table:table-cell table:style-name="ce2" office:value-type="string" calcext:value-type="string">
            <text:p>Male</text:p>
          </table:table-cell>
          <table:table-cell table:style-name="ce12" office:value-type="currency" office:currency="INR" office:value="1850000" calcext:value-type="currency">
            <text:p>₹1,850,000.00</text:p>
          </table:table-cell>
          <table:table-cell/>
          <table:table-cell table:formula="of:=ORG.OPENOFFICE.YEARS([.C6];TODAY();0)" office:value-type="float" office:value="43" calcext:value-type="float">
            <text:p>43</text:p>
          </table:table-cell>
          <table:table-cell table:style-name="ce3" table:formula="of:=IF([.E6]&lt;=400000;0;&#10;IF([.E6]&lt;=800000;([.E6]-400000)*0.05;&#10;IF([.E6]&lt;=1200000;20000+([.E6]-800000)*0.1;&#10;IF([.E6]&lt;=1600000;60000+([.E6]-1200000)*0.15;&#10;IF([.E6]&lt;=2000000;120000+([.E6]-1600000)*0.2;&#10;IF([.E6]&lt;=2400000;200000+([.E6]-2000000)*0.25;300000+([.E6]-2400000)*0.3))))))" office:value-type="float" office:value="170000" calcext:value-type="float">
            <text:p>170000</text:p>
          </table:table-cell>
          <table:table-cell table:style-name="ce13" table:formula="of:=[.E6]-[.H6]" office:value-type="currency" office:currency="INR" office:value="1680000" calcext:value-type="currency">
            <text:p>₹1,680,000.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neha Patil</text:p>
          </table:table-cell>
          <table:table-cell table:style-name="ce5" office:value-type="date" office:date-value="1988-12-12" calcext:value-type="date">
            <text:p>12/12/1988</text:p>
          </table:table-cell>
          <table:table-cell table:style-name="ce2" office:value-type="string" calcext:value-type="string">
            <text:p>Female</text:p>
          </table:table-cell>
          <table:table-cell table:style-name="ce12" office:value-type="currency" office:currency="INR" office:value="2200000" calcext:value-type="currency">
            <text:p>₹2,200,000.00</text:p>
          </table:table-cell>
          <table:table-cell/>
          <table:table-cell table:formula="of:=ORG.OPENOFFICE.YEARS([.C7];TODAY();0)" office:value-type="float" office:value="37" calcext:value-type="float">
            <text:p>37</text:p>
          </table:table-cell>
          <table:table-cell table:style-name="ce3" table:formula="of:=IF([.E7]&lt;=400000;0;&#10;IF([.E7]&lt;=800000;([.E7]-400000)*0.05;&#10;IF([.E7]&lt;=1200000;20000+([.E7]-800000)*0.1;&#10;IF([.E7]&lt;=1600000;60000+([.E7]-1200000)*0.15;&#10;IF([.E7]&lt;=2000000;120000+([.E7]-1600000)*0.2;&#10;IF([.E7]&lt;=2400000;200000+([.E7]-2000000)*0.25;300000+([.E7]-2400000)*0.3))))))" office:value-type="float" office:value="250000" calcext:value-type="float">
            <text:p>250000</text:p>
          </table:table-cell>
          <table:table-cell table:style-name="ce13" table:formula="of:=[.E7]-[.H7]" office:value-type="currency" office:currency="INR" office:value="1950000" calcext:value-type="currency">
            <text:p>₹1,950,000.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ohan Das</text:p>
          </table:table-cell>
          <table:table-cell table:style-name="ce5" office:value-type="date" office:date-value="1990-06-25" calcext:value-type="date">
            <text:p>06/25/1990</text:p>
          </table:table-cell>
          <table:table-cell table:style-name="ce2" office:value-type="string" calcext:value-type="string">
            <text:p>Male</text:p>
          </table:table-cell>
          <table:table-cell table:style-name="ce12" office:value-type="currency" office:currency="INR" office:value="2800000" calcext:value-type="currency">
            <text:p>₹2,800,000.00</text:p>
          </table:table-cell>
          <table:table-cell/>
          <table:table-cell table:formula="of:=ORG.OPENOFFICE.YEARS([.C8];TODAY();0)" office:value-type="float" office:value="35" calcext:value-type="float">
            <text:p>35</text:p>
          </table:table-cell>
          <table:table-cell table:style-name="ce3" table:formula="of:=IF([.E8]&lt;=400000;0;&#10;IF([.E8]&lt;=800000;([.E8]-400000)*0.05;&#10;IF([.E8]&lt;=1200000;20000+([.E8]-800000)*0.1;&#10;IF([.E8]&lt;=1600000;60000+([.E8]-1200000)*0.15;&#10;IF([.E8]&lt;=2000000;120000+([.E8]-1600000)*0.2;&#10;IF([.E8]&lt;=2400000;200000+([.E8]-2000000)*0.25;300000+([.E8]-2400000)*0.3))))))" office:value-type="float" office:value="420000" calcext:value-type="float">
            <text:p>420000</text:p>
          </table:table-cell>
          <table:table-cell table:style-name="ce13" table:formula="of:=[.E8]-[.H8]" office:value-type="currency" office:currency="INR" office:value="2380000" calcext:value-type="currency">
            <text:p>₹2,380,000.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eera Reddy</text:p>
          </table:table-cell>
          <table:table-cell table:style-name="ce5" office:value-type="date" office:date-value="1984-02-14" calcext:value-type="date">
            <text:p>02/14/1984</text:p>
          </table:table-cell>
          <table:table-cell table:style-name="ce2" office:value-type="string" calcext:value-type="string">
            <text:p>Female</text:p>
          </table:table-cell>
          <table:table-cell table:style-name="ce12" office:value-type="currency" office:currency="INR" office:value="380000" calcext:value-type="currency">
            <text:p>₹380,000.00</text:p>
          </table:table-cell>
          <table:table-cell/>
          <table:table-cell table:formula="of:=ORG.OPENOFFICE.YEARS([.C9];TODAY();0)" office:value-type="float" office:value="42" calcext:value-type="float">
            <text:p>42</text:p>
          </table:table-cell>
          <table:table-cell table:style-name="ce3" table:formula="of:=IF([.E9]&lt;=400000;0;&#10;IF([.E9]&lt;=800000;([.E9]-400000)*0.05;&#10;IF([.E9]&lt;=1200000;20000+([.E9]-800000)*0.1;&#10;IF([.E9]&lt;=1600000;60000+([.E9]-1200000)*0.15;&#10;IF([.E9]&lt;=2000000;120000+([.E9]-1600000)*0.2;&#10;IF([.E9]&lt;=2400000;200000+([.E9]-2000000)*0.25;300000+([.E9]-2400000)*0.3))))))" office:value-type="float" office:value="0" calcext:value-type="float">
            <text:p>0</text:p>
          </table:table-cell>
          <table:table-cell table:style-name="ce13" table:formula="of:=[.E9]-[.H9]" office:value-type="currency" office:currency="INR" office:value="380000" calcext:value-type="currency">
            <text:p>₹380,000.0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rjun Gupta</text:p>
          </table:table-cell>
          <table:table-cell table:style-name="ce5" office:value-type="date" office:date-value="1975-11-08" calcext:value-type="date">
            <text:p>11/08/1975</text:p>
          </table:table-cell>
          <table:table-cell table:style-name="ce2" office:value-type="string" calcext:value-type="string">
            <text:p>Male</text:p>
          </table:table-cell>
          <table:table-cell table:style-name="ce12" office:value-type="currency" office:currency="INR" office:value="420000" calcext:value-type="currency">
            <text:p>₹420,000.00</text:p>
          </table:table-cell>
          <table:table-cell/>
          <table:table-cell table:formula="of:=ORG.OPENOFFICE.YEARS([.C10];TODAY();0)" office:value-type="float" office:value="50" calcext:value-type="float">
            <text:p>50</text:p>
          </table:table-cell>
          <table:table-cell table:style-name="ce3" table:formula="of:=IF([.E10]&lt;=400000;0;&#10;IF([.E10]&lt;=800000;([.E10]-400000)*0.05;&#10;IF([.E10]&lt;=1200000;20000+([.E10]-800000)*0.1;&#10;IF([.E10]&lt;=1600000;60000+([.E10]-1200000)*0.15;&#10;IF([.E10]&lt;=2000000;120000+([.E10]-1600000)*0.2;&#10;IF([.E10]&lt;=2400000;200000+([.E10]-2000000)*0.25;300000+([.E10]-2400000)*0.3))))))" office:value-type="float" office:value="1000" calcext:value-type="float">
            <text:p>1000</text:p>
          </table:table-cell>
          <table:table-cell table:style-name="ce13" table:formula="of:=[.E10]-[.H10]" office:value-type="currency" office:currency="INR" office:value="419000" calcext:value-type="currency">
            <text:p>₹419,000.0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shita Kaur</text:p>
          </table:table-cell>
          <table:table-cell table:style-name="ce5" office:value-type="date" office:date-value="1998-07-19" calcext:value-type="date">
            <text:p>07/19/1998</text:p>
          </table:table-cell>
          <table:table-cell table:style-name="ce2" office:value-type="string" calcext:value-type="string">
            <text:p>Female</text:p>
          </table:table-cell>
          <table:table-cell table:style-name="ce12" office:value-type="currency" office:currency="INR" office:value="1350000" calcext:value-type="currency">
            <text:p>₹1,350,000.00</text:p>
          </table:table-cell>
          <table:table-cell/>
          <table:table-cell table:formula="of:=ORG.OPENOFFICE.YEARS([.C11];TODAY();0)" office:value-type="float" office:value="27" calcext:value-type="float">
            <text:p>27</text:p>
          </table:table-cell>
          <table:table-cell table:style-name="ce3" table:formula="of:=IF([.E11]&lt;=400000;0;&#10;IF([.E11]&lt;=800000;([.E11]-400000)*0.05;&#10;IF([.E11]&lt;=1200000;20000+([.E11]-800000)*0.1;&#10;IF([.E11]&lt;=1600000;60000+([.E11]-1200000)*0.15;&#10;IF([.E11]&lt;=2000000;120000+([.E11]-1600000)*0.2;&#10;IF([.E11]&lt;=2400000;200000+([.E11]-2000000)*0.25;300000+([.E11]-2400000)*0.3))))))" office:value-type="float" office:value="82500" calcext:value-type="float">
            <text:p>82500</text:p>
          </table:table-cell>
          <table:table-cell table:style-name="ce13" table:formula="of:=[.E11]-[.H11]" office:value-type="currency" office:currency="INR" office:value="1267500" calcext:value-type="currency">
            <text:p>₹1,267,500.00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 table:number-columns-spanned="2" table:number-rows-spanned="1">
            <text:p>Female Tax Payers</text:p>
          </table:table-cell>
          <table:covered-table-cell table:style-name="ce7"/>
          <table:table-cell table:style-name="ce9" table:formula="of:=COUNTIFS([.D2:.D11]; &quot;Female&quot;; [.H2:.H11]; &quot;&gt;0&quot;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 table:number-columns-spanned="2" table:number-rows-spanned="1">
            <text:p>Exempted Males</text:p>
          </table:table-cell>
          <table:covered-table-cell table:style-name="ce8"/>
          <table:table-cell table:style-name="ce10" table:formula="of:=COUNTIFS([.D2:.D11]; &quot;Male&quot;; [.H2:.H11]; &quot;0&quot;)" office:value-type="float" office:value="1" calcext:value-type="float">
            <text:p>1</text:p>
          </table:table-cell>
          <table:table-cell table:number-columns-repeated="5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table:style-name="ce3" table:number-columns-spanned="6" table:number-rows-spanned="2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 office:value-type="string" calcext:value-type="string">
            <text:p>     </text:p>
            <text:p>A window will pop up. Click on the column header inside the preview box at the bottom.</text:p>
            <text:p>Change the Column type dropdown from "Standard" to Date (DMY).</text:p>
            <text:p>Click OK. This forces Calc to convert those "text" dates into real numerical dates.</text:p>
            <text:p/>
          </table:covered-table-cell>
          <table:covered-table-cell table:number-columns-repeated="5"/>
          <table:table-cell table:number-columns-repeated="2"/>
        </table:table-row>
        <table:table-row table:style-name="ro2" table:number-rows-repeated="30">
          <table:table-cell table:number-columns-repeated="9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/</number:text>
      <number:month number:style="long"/>
      <number:text>/</number:text>
      <number:year number:style="long"/>
    </number:date-style>
    <number:currency-style style:name="N130P0" style:volatile="true">
      <number:currency-symbol number:language="hi" number:country="IN">₹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hi" number:country="IN">₹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18:45:00.208458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4-01T19:30:35.041470501</dc:date>
    <meta:editing-duration>PT1M25S</meta:editing-duration>
    <meta:editing-cycles>1</meta:editing-cycles>
    <meta:document-statistic meta:table-count="2" meta:cell-count="93" meta:object-count="1"/>
  </office:meta>
</office:document-meta>
</file>